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标准" style:font-family-generic="modern" style:font-pitch="fixed"/>
    <style:font-face style:name="宋体" svg:font-family="宋体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88d3b" officeooo:paragraph-rsid="00088d3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8d3b" officeooo:paragraph-rsid="000c2e0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8d3b" officeooo:paragraph-rsid="000c0e1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0c2e0b" style:font-size-asian="12pt" style:font-weight-asian="normal" style:font-size-complex="13.699999809265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156f55" style:font-size-asian="12pt" style:font-weight-asian="normal" style:font-size-complex="13.699999809265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088d3b" style:font-size-asian="12pt" style:font-weight-asian="normal" style:font-size-complex="13.699999809265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24ce2d" style:font-size-asian="12pt" style:font-weight-asian="normal" style:font-size-complex="13.699999809265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25f1ed" style:font-size-asian="12pt" style:font-weight-asian="normal" style:font-size-complex="13.699999809265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2dd5bd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88d3b" officeooo:paragraph-rsid="00088d3b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1bbafc"/>
    </style:style>
    <style:style style:name="P1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0c0e15" officeooo:paragraph-rsid="002ef004" style:font-name-asian="宋体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0c0e15" officeooo:paragraph-rsid="0030c031" style:font-name-asian="宋体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1" fo:font-size="14pt" fo:font-weight="bold" officeooo:rsid="000c0e15" officeooo:paragraph-rsid="00088d3b" style:font-name-asian="宋体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text-properties officeooo:paragraph-rsid="0027debb"/>
    </style:style>
    <style:style style:name="P1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58ab5" officeooo:paragraph-rsid="00258ab5" style:font-name-asian="宋体" style:font-size-asian="12pt" style:font-style-asian="normal" style:font-weight-asian="normal" style:font-size-complex="13.699999809265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.6999998092651pt" fo:font-weight="normal" officeooo:rsid="00088d3b" officeooo:paragraph-rsid="00328e99" style:font-size-asian="12pt" style:font-weight-asian="normal" style:font-size-complex="13.6999998092651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style="italic" style:font-size-asian="10.5pt" style:font-size-complex="13.5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Mono" fo:font-size="10.5pt" fo:font-style="italic" style:font-size-asian="10.5pt" style:font-size-complex="10.5pt" style:font-style-complex="italic"/>
    </style:style>
    <style:style style:name="T1" style:family="text">
      <style:text-properties officeooo:rsid="000c0e15"/>
    </style:style>
    <style:style style:name="T2" style:family="text">
      <style:text-properties officeooo:rsid="000c0e15" style:font-name-asian="宋体"/>
    </style:style>
    <style:style style:name="T3" style:family="text">
      <style:text-properties officeooo:rsid="000c2e0b" style:font-name-asian="宋体"/>
    </style:style>
    <style:style style:name="T4" style:family="text">
      <style:text-properties officeooo:rsid="000c2e0b"/>
    </style:style>
    <style:style style:name="T5" style:family="text">
      <style:text-properties fo:font-size="14pt" fo:font-weight="bold" officeooo:rsid="000c2e0b" style:font-name-asian="宋体" style:font-size-asian="14pt" style:font-weight-asian="bold" style:font-size-complex="14pt" style:font-weight-complex="bold"/>
    </style:style>
    <style:style style:name="T6" style:family="text">
      <style:text-properties style:font-name="宋体" officeooo:rsid="000c2e0b" style:font-name-asian="宋体"/>
    </style:style>
    <style:style style:name="T7" style:family="text">
      <style:text-properties style:font-name="宋体" fo:font-size="12pt" officeooo:rsid="0024ce2d" style:font-name-asian="宋体" style:font-style-asian="normal"/>
    </style:style>
    <style:style style:name="T8" style:family="text">
      <style:text-properties style:font-name="宋体" fo:font-size="12pt" officeooo:rsid="002bbe29" style:font-name-asian="宋体" style:font-style-asian="normal"/>
    </style:style>
    <style:style style:name="T9" style:family="text">
      <style:text-properties fo:font-size="13.6999998092651pt" fo:font-weight="normal" officeooo:rsid="00088d3b" style:font-size-asian="12pt" style:font-weight-asian="normal" style:font-size-complex="13.6999998092651pt" style:font-weight-complex="normal"/>
    </style:style>
    <style:style style:name="T10" style:family="text">
      <style:text-properties fo:font-size="12pt" style:font-size-complex="12pt"/>
    </style:style>
    <style:style style:name="T11" style:family="text">
      <style:text-properties fo:font-size="12pt" fo:font-weight="bold" officeooo:rsid="000c0e15" style:font-weight-asian="bold" style:font-size-complex="12pt" style:font-weight-complex="bold"/>
    </style:style>
    <style:style style:name="T12" style:family="text">
      <style:text-properties style:font-name="Liberation Mono1" fo:font-size="12pt" style:font-name-asian="宋体" style:font-size-complex="12pt"/>
    </style:style>
    <style:style style:name="T13" style:family="text">
      <style:text-properties style:font-name="Liberation Mono1" fo:font-size="12pt" officeooo:rsid="000ee610" style:font-name-asian="宋体" style:font-size-asian="12pt" style:font-style-asian="normal" style:font-weight-asian="normal"/>
    </style:style>
    <style:style style:name="T14" style:family="text">
      <style:text-properties style:font-name="Liberation Mono1" fo:font-size="12pt" style:font-name-asian="宋体" style:font-style-asian="normal"/>
    </style:style>
    <style:style style:name="T15" style:family="text">
      <style:text-properties style:font-name="Liberation Mono1" fo:font-size="12pt" officeooo:rsid="00156f55" style:font-name-asian="宋体" style:font-style-asian="normal"/>
    </style:style>
    <style:style style:name="T16" style:family="text">
      <style:text-properties style:font-name="Liberation Mono1" fo:font-size="12pt" officeooo:rsid="00228cb3" style:font-name-asian="宋体" style:font-style-asian="normal"/>
    </style:style>
    <style:style style:name="T17" style:family="text">
      <style:text-properties style:font-name="Liberation Mono1" fo:font-size="12pt" officeooo:rsid="0024ce2d" style:font-name-asian="宋体" style:font-style-asian="normal"/>
    </style:style>
    <style:style style:name="T18" style:family="text">
      <style:text-properties style:font-name="Liberation Mono1" fo:font-size="12pt" officeooo:rsid="00258ab5" style:font-name-asian="宋体" style:font-style-asian="normal"/>
    </style:style>
    <style:style style:name="T19" style:family="text">
      <style:text-properties style:font-name="Liberation Mono1" fo:font-size="12pt" officeooo:rsid="002bbe29" style:font-name-asian="宋体" style:font-style-asian="normal"/>
    </style:style>
    <style:style style:name="T20" style:family="text">
      <style:text-properties style:font-name="Liberation Mono1" fo:font-size="12pt" officeooo:rsid="002c7136" style:font-name-asian="宋体" style:font-style-asian="normal"/>
    </style:style>
    <style:style style:name="T21" style:family="text">
      <style:text-properties style:font-name="Liberation Mono1" fo:font-size="12pt" officeooo:rsid="000c0e15" style:font-name-asian="宋体" style:font-style-asian="normal" style:font-size-complex="12pt"/>
    </style:style>
    <style:style style:name="T22" style:family="text">
      <style:text-properties style:font-name="Liberation Mono1" fo:font-size="12pt" officeooo:rsid="002dd5bd" style:font-name-asian="宋体" style:font-style-asian="normal" style:font-size-complex="12pt"/>
    </style:style>
    <style:style style:name="T23" style:family="text">
      <style:text-properties style:font-name="Liberation Mono1" fo:font-size="12pt" officeooo:rsid="00328e99" style:font-name-asian="宋体" style:font-style-asian="normal"/>
    </style:style>
    <style:style style:name="T24" style:family="text">
      <style:text-properties style:font-name="Liberation Mono1" fo:font-size="12pt" fo:font-style="italic" style:text-underline-style="solid" style:text-underline-width="auto" style:text-underline-color="font-color" officeooo:rsid="0012b936" style:font-name-asian="宋体" style:font-size-asian="12pt" style:font-style-asian="italic" style:font-weight-asian="normal" style:font-style-complex="italic"/>
    </style:style>
    <style:style style:name="T25" style:family="text">
      <style:text-properties style:font-name="Liberation Mono1" fo:font-size="12pt" fo:font-style="italic" style:text-underline-style="solid" style:text-underline-width="auto" style:text-underline-color="font-color" officeooo:rsid="001b250a" style:font-name-asian="宋体" style:font-size-asian="12pt" style:font-style-asian="italic" style:font-weight-asian="normal" style:font-style-complex="italic"/>
    </style:style>
    <style:style style:name="T26" style:family="text">
      <style:text-properties style:font-name="Liberation Mono1" fo:font-size="12pt" fo:font-style="italic" style:text-underline-style="solid" style:text-underline-width="auto" style:text-underline-color="font-color" officeooo:rsid="000ee610" style:font-name-asian="宋体" style:font-size-asian="12pt" style:font-style-asian="italic" style:font-weight-asian="normal" style:font-style-complex="italic"/>
    </style:style>
    <style:style style:name="T27" style:family="text">
      <style:text-properties style:font-name="Liberation Mono1" fo:font-size="12pt" fo:font-weight="bold" officeooo:rsid="0025f1ed" style:font-name-asian="宋体" style:font-style-asian="normal" style:font-weight-asian="bold" style:font-size-complex="12pt" style:font-weight-complex="bold"/>
    </style:style>
    <style:style style:name="T28" style:family="text">
      <style:text-properties style:font-name="Liberation Mono1" fo:font-size="12pt" fo:font-weight="bold" officeooo:rsid="000c0e15" style:font-name-asian="宋体" style:font-style-asian="normal" style:font-weight-asian="bold" style:font-size-complex="12pt" style:font-weight-complex="bold"/>
    </style:style>
    <style:style style:name="T29" style:family="text">
      <style:text-properties style:font-name="Liberation Mono1" fo:font-size="12pt" fo:font-weight="bold" officeooo:rsid="002dd5bd" style:font-name-asian="宋体" style:font-style-asian="normal" style:font-weight-asian="bold" style:font-size-complex="12pt" style:font-weight-complex="bold"/>
    </style:style>
    <style:style style:name="T30" style:family="text">
      <style:text-properties style:font-name="Liberation Mono1" style:font-name-asian="宋体" style:font-style-asian="normal"/>
    </style:style>
    <style:style style:name="T31" style:family="text">
      <style:text-properties style:font-name="Liberation Mono1" officeooo:rsid="0025f1ed" style:font-name-asian="宋体" style:font-style-asian="normal"/>
    </style:style>
    <style:style style:name="T32" style:family="text">
      <style:text-properties officeooo:rsid="000ee610"/>
    </style:style>
    <style:style style:name="T33" style:family="text">
      <style:text-properties officeooo:rsid="00156f55"/>
    </style:style>
    <style:style style:name="T34" style:family="text">
      <style:text-properties officeooo:rsid="001d7785"/>
    </style:style>
    <style:style style:name="T35" style:family="text">
      <style:text-properties style:font-name="Liberation Mono" officeooo:rsid="002c7136" style:font-name-asian="Liberation Mono" style:font-size-complex="13.6999998092651pt"/>
    </style:style>
    <style:style style:name="T36" style:family="text">
      <style:text-properties style:font-name="Liberation Mono" officeooo:rsid="003012af" style:font-name-asian="Liberation Mono" style:font-size-complex="13.6999998092651pt"/>
    </style:style>
    <style:style style:name="T37" style:family="text">
      <style:text-properties style:font-name="Liberation Mono" officeooo:rsid="0030c031" style:font-name-asian="Liberation Mono" style:font-size-complex="13.6999998092651pt"/>
    </style:style>
    <style:style style:name="T38" style:family="text">
      <style:text-properties style:font-name="Liberation Mono" fo:font-size="12pt" officeooo:rsid="0022d812" style:font-name-asian="Liberation Mono" style:font-style-asian="normal"/>
    </style:style>
    <style:style style:name="T39" style:family="text">
      <style:text-properties style:font-name="Liberation Mono" fo:font-size="12pt" officeooo:rsid="002c7136" style:font-name-asian="Liberation Mono" style:font-style-asian="normal"/>
    </style:style>
    <style:style style:name="T40" style:family="text">
      <style:text-properties style:font-name="Liberation Mono" fo:font-size="12pt" officeooo:rsid="003012af" style:font-name-asian="Liberation Mono" style:font-style-asian="normal"/>
    </style:style>
    <style:style style:name="T41" style:family="text">
      <style:text-properties officeooo:rsid="0025f1ed"/>
    </style:style>
    <style:style style:name="T42" style:family="text">
      <style:text-properties officeooo:rsid="002bbe29" style:font-size-complex="13.6999998092651pt"/>
    </style:style>
    <style:style style:name="T43" style:family="text">
      <style:text-properties officeooo:rsid="00088d3b" style:font-size-complex="13.6999998092651pt"/>
    </style:style>
    <style:style style:name="T44" style:family="text">
      <style:text-properties officeooo:rsid="0024ce2d" style:font-size-complex="13.6999998092651pt"/>
    </style:style>
    <style:style style:name="T45" style:family="text">
      <style:text-properties officeooo:rsid="00258ab5" style:font-size-complex="13.6999998092651pt"/>
    </style:style>
    <style:style style:name="T46" style:family="text">
      <style:text-properties officeooo:rsid="002ef004" style:font-size-complex="13.6999998092651pt"/>
    </style:style>
    <style:style style:name="T47" style:family="text">
      <style:text-properties officeooo:rsid="002c7136" style:font-size-complex="13.6999998092651pt"/>
    </style:style>
    <style:style style:name="T48" style:family="text">
      <style:text-properties officeooo:rsid="0030c031" style:font-size-complex="13.6999998092651pt"/>
    </style:style>
    <style:style style:name="T49" style:family="text">
      <style:text-properties officeooo:rsid="00328e99" style:font-size-complex="13.6999998092651pt"/>
    </style:style>
    <style:style style:name="T50" style:family="text">
      <style:text-properties officeooo:rsid="0033772f" style:font-size-complex="13.6999998092651pt"/>
    </style:style>
    <style:style style:name="T51" style:family="text">
      <style:text-properties style:font-name="Liberation Mono" fo:font-size="10.5pt" style:font-size-asian="10.5pt" style:font-size-complex="10.5pt"/>
    </style:style>
    <style:style style:name="T52" style:family="text">
      <style:text-properties style:font-name="Liberation Mono" fo:font-size="10.5pt" fo:font-style="italic" style:font-size-asian="10.5pt" style:font-size-complex="10.5pt" style:font-style-complex="italic"/>
    </style:style>
    <style:style style:name="gr1" style:family="graphic">
      <style:graphic-properties draw:stroke="solid" svg:stroke-color="#000000" draw:fill="none" draw:fill-color="#ffffff" fo:min-height="6.73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6.5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8.5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数值计算第一周上机实验报告</text:p>
      <text:p text:style-name="P1">211240021 田铭扬 <text:span text:style-name="T4">2023-2-26</text:span></text:p>
      <text:p text:style-name="P11">·1 问题</text:p>
      <text:p text:style-name="P7"><text:s text:c="4"/>编程找出自己的计算机<text:span text:style-name="T10">float</text:span>类型与<text:span text:style-name="T12">double</text:span>类型的机器精度、下溢值和上溢值。</text:p>
      <text:p text:style-name="P11">·2 原理与算法思路</text:p>
      <text:p text:style-name="P2"><text:span text:style-name="T1">·2.</text:span><text:span text:style-name="T3">1</text:span><text:span text:style-name="T6">“</text:span><text:span text:style-name="T3">位”形式与浮点数形式的转换</text:span></text:p>
      <text:p text:style-name="P16"><draw:frame text:anchor-type="paragraph" draw:z-index="1" draw:name="形状1_0" draw:style-name="gr2" draw:text-style-name="P20" svg:width="8.501cm" svg:height="6.501cm" svg:x="-0.219cm" svg:y="3.808cm"><draw:text-box><text:p><text:span text:style-name="T52">#include &lt;cstdio&gt; //float to bit</text:span></text:p><text:p><text:span text:style-name="T52">using namespace std;</text:span></text:p><text:p><text:span text:style-name="T52">int main() {</text:span></text:p><text:p><text:span text:style-name="T52"><text:s text:c="2"/></text:span><text:span text:style-name="T52">float *pf = 0;</text:span></text:p><text:p><text:span text:style-name="T52"><text:s text:c="2"/></text:span><text:span text:style-name="T52">unsigned int *pui = 0;</text:span></text:p><text:p><text:span text:style-name="T52"><text:s text:c="2"/></text:span><text:span text:style-name="T52">pf=new(float);</text:span></text:p><text:p><text:span text:style-name="T52"><text:s text:c="2"/></text:span><text:span text:style-name="T52">while(1){</text:span></text:p><text:p><text:span text:style-name="T52"><text:s text:c="4"/></text:span><text:span text:style-name="T52">scanf("%f",pf);</text:span></text:p><text:p><text:span text:style-name="T52"><text:s text:c="4"/></text:span><text:span text:style-name="T52">pui = (unsigned int *)pf;</text:span></text:p><text:p><text:span text:style-name="T52"><text:s text:c="4"/></text:span><text:span text:style-name="T52">for(int i=31;i&gt;-1;i--)</text:span></text:p><text:p><text:span text:style-name="T52"><text:s text:c="6"/></text:span><text:span text:style-name="T52">printf("%d",((*pui)&gt;&gt;i)%2);</text:span></text:p><text:p><text:span text:style-name="T52"><text:s text:c="4"/></text:span><text:span text:style-name="T52">printf("\n\n");</text:span></text:p><text:p><text:span text:style-name="T52"><text:s text:c="2"/></text:span><text:span text:style-name="T52">}</text:span></text:p><text:p><text:span text:style-name="T52"><text:s text:c="2"/></text:span><text:span text:style-name="T52">return 0;</text:span></text:p><text:p><text:span text:style-name="T52">}</text:span></text:p></draw:text-box></draw:frame><draw:frame text:anchor-type="paragraph" draw:z-index="0" draw:name="形状1" draw:style-name="gr3" draw:text-style-name="P20" svg:width="8.501cm" svg:height="8.501cm" svg:x="8.281cm" svg:y="3.808cm"><draw:text-box><text:p><text:span text:style-name="T52">#include &lt;cstdio&gt; //bit to float</text:span></text:p><text:p><text:span text:style-name="T52">using namespace std;</text:span></text:p><text:p><text:span text:style-name="T52">int main() {</text:span></text:p><text:p><text:span text:style-name="T52"><text:s text:c="2"/></text:span><text:span text:style-name="T52">float *pf = 0;</text:span></text:p><text:p><text:span text:style-name="T52"><text:s text:c="2"/></text:span><text:span text:style-name="T52">unsigned int *pui = 0;</text:span></text:p><text:p><text:span text:style-name="T52"><text:s text:c="2"/></text:span><text:span text:style-name="T52">pui=new(unsigned int);</text:span></text:p><text:p><text:span text:style-name="T52"><text:s text:c="2"/></text:span><text:span text:style-name="T52">char input_c;</text:span></text:p><text:p><text:span text:style-name="T52"><text:s text:c="2"/></text:span><text:span text:style-name="T52">while(1){</text:span></text:p><text:p><text:span text:style-name="T52"><text:s text:c="4"/></text:span><text:span text:style-name="T52">*pui=0;</text:span></text:p><text:p><text:span text:style-name="T52"><text:s text:c="4"/></text:span><text:span text:style-name="T52">for(int i=31;i&gt;-1;i--){</text:span></text:p><text:p><text:span text:style-name="T52"><text:s text:c="6"/></text:span><text:span text:style-name="T52">scanf("%c",&amp;input_c);</text:span></text:p><text:p><text:span text:style-name="T52"><text:s text:c="6"/></text:span><text:span text:style-name="T52">while(input_c&lt;'0'||input_c&gt;'9')</text:span></text:p><text:p><text:span text:style-name="T52"><text:s text:c="8"/></text:span><text:span text:style-name="T52">scanf("%c",&amp;input_c);</text:span></text:p><text:p><text:span text:style-name="T52"><text:s text:c="6"/></text:span><text:span text:style-name="T52">*pui+=(input_c-'0')&lt;&lt;i;</text:span></text:p><text:p><text:span text:style-name="T52"><text:s text:c="4"/></text:span><text:span text:style-name="T52">}</text:span></text:p><text:p><text:span text:style-name="T52"><text:s text:c="4"/></text:span><text:span text:style-name="T52">pf = (float *)pui;</text:span></text:p><text:p><text:span text:style-name="T52"><text:s text:c="4"/></text:span><text:span text:style-name="T52">printf("%.50f\n\n",*pf);</text:span></text:p><text:p><text:span text:style-name="T52"><text:s text:c="2"/></text:span><text:span text:style-name="T52">}</text:span></text:p><text:p><text:span text:style-name="T52"><text:s text:c="2"/></text:span><text:span text:style-name="T52">return 0;</text:span></text:p><text:p><text:span text:style-name="T52">}</text:span></text:p></draw:text-box></draw:frame><text:span text:style-name="T5"><text:tab/></text:span>由于计算机存储float类型和double类型的方式比较复杂，为了更加直观，我需要一个程序，按位显示一个float或double类型浮点数在内存中的“<text:span text:style-name="T9">位形式</text:span>”。同时我们需要一个反向程序，使得我能够输入一串二进制位，让它转化为一个浮点数。</text:p>
      <text:p text:style-name="P12"><text:tab/>实现方法很简单。以float为例，强制让un<text:span text:style-name="T32">signed </text:span>int*类型的指针p<text:span text:style-name="T32">u</text:span>i与float*类型指针的<text:span text:style-name="T32">pf</text:span>指向同一地址。那么正向地，只需<text:span text:style-name="T13">用pf读入一个浮点数，然后对pui用二进制输出即可；反之亦然，读入二进制数，储存到pui中，再用pf输出。代码如下：</text:span></text:p>
      <text:p text:style-name="P12"><text:span text:style-name="T26">注：</text:span><text:span text:style-name="T24">此处</text:span><text:span text:style-name="T25">为</text:span><text:span text:style-name="T26">float的代码，double只需相应修改变量类型即可。</text:span></text:p>
      <text:p text:style-name="P3"/>
      <text:p text:style-name="P3"/>
      <text:p text:style-name="P3"/>
      <text:p text:style-name="P3"/>
      <text:p text:style-name="P3"><text:span text:style-name="T1">·2.</text:span><text:span text:style-name="T3">2</text:span><text:span text:style-name="T1">机器精度</text:span></text:p>
      <text:p text:style-name="P6"><draw:frame text:anchor-type="paragraph" draw:z-index="2" draw:name="形状1_1" draw:style-name="gr1" draw:text-style-name="P19" svg:width="16.793cm" svg:height="6.734cm" svg:x="-0.055cm" svg:y="2.475cm"><draw:text-box><text:p><text:span text:style-name="T51">#include &lt;cstdio&gt; //float</text:span></text:p><text:p><text:span text:style-name="T51">using namespace std;</text:span></text:p><text:p><text:span text:style-name="T51">float a,b;</text:span></text:p><text:p><text:span text:style-name="T51">double max_ep=-1.0;</text:span></text:p><text:p><text:span text:style-name="T51">double epsilon(double a, double b){ return (a-b)/(a+b); }</text:span></text:p><text:p><text:span text:style-name="T51">int main() {</text:span></text:p><text:p><text:span text:style-name="T51"><text:tab/></text:span><text:span text:style-name="T51">unsigned int *pui = new(unsigned int);</text:span></text:p><text:p><text:span text:style-name="T51"><text:tab/></text:span><text:span text:style-name="T51">float *pf = (float *)pui;</text:span></text:p><text:p><text:span text:style-name="T51"><text:tab/></text:span><text:span text:style-name="T51">*pf = 1.0;</text:span></text:p><text:p><text:span text:style-name="T51"><text:tab/></text:span><text:span text:style-name="T51">for(int i=0;i&lt;4194304;i++){ //2^22</text:span></text:p><text:p><text:span text:style-name="T51"><text:tab/></text:span><text:span text:style-name="T51"><text:tab/></text:span><text:span text:style-name="T51">a=*pf; *pui+=1; b=*pf;</text:span></text:p><text:p><text:span text:style-name="T51"><text:tab/></text:span><text:span text:style-name="T51"><text:tab/></text:span><text:span text:style-name="T51">max_ep=max(max_ep,epsilon(b,a));</text:span></text:p><text:p><text:span text:style-name="T51"><text:tab/></text:span><text:span text:style-name="T51">}</text:span></text:p><text:p><text:span text:style-name="T51"><text:tab/></text:span><text:span text:style-name="T51">printf("%.30f",max_ep);</text:span></text:p><text:p><text:span text:style-name="T51"><text:tab/></text:span><text:span text:style-name="T51">return 0;</text:span></text:p><text:p><text:span text:style-name="T51">}</text:span></text:p></draw:text-box></draw:frame><text:tab/>由定义知，设相邻的两个机器数分别为<text:span text:style-name="T14">a</text:span>和<text:span text:style-name="T14">b</text:span>，则在区间<text:span text:style-name="T15">[</text:span><text:span text:style-name="T14">a,b</text:span><text:span text:style-name="T15">]</text:span><text:span text:style-name="T33">中相对误差最大（精度最低）一点为</text:span><text:span text:style-name="T14">(a+b)/2</text:span><text:span text:style-name="T33">，相对误差为</text:span><text:span text:style-name="T14">(a-b)/(a+b)</text:span><text:span text:style-name="T33">。而由计算机存储</text:span><text:span text:style-name="T14">float</text:span><text:span text:style-name="T33">类型的方式知，</text:span><text:span text:style-name="T15">[</text:span><text:span text:style-name="T14">a,b</text:span><text:span text:style-name="T15">]</text:span><text:span text:style-name="T14">与</text:span><text:span text:style-name="T15">[</text:span><text:span text:style-name="T14">a*</text:span><text:span text:style-name="T15">2^k</text:span><text:span text:style-name="T14">,b*</text:span><text:span text:style-name="T15">2^k](k为整数)相应的精度是一致的</text:span><text:span text:style-name="T20">[*]</text:span><text:span text:style-name="T15">，故只需遍历[1,2]间的所有相邻机器数，计算</text:span><text:span text:style-name="T14">(a-b)/(a+b)的最大值即可。代码如下：</text:span></text:p>
      <text:p text:style-name="P2"><text:soft-page-break/><text:span text:style-name="T1">·2.</text:span><text:span text:style-name="T3">3</text:span><text:span text:style-name="T1">上溢值与下溢值</text:span></text:p>
      <text:p text:style-name="P5"><text:tab/>上溢值和下溢值可以使用<text:span text:style-name="T14">2.1</text:span><text:span text:style-name="T34">中的程序“半自动”地得出。</text:span></text:p>
      <text:p text:style-name="P8"><text:tab/>对于<text:span text:style-name="T14">float</text:span>类型的上溢值：通过查询资料知，其“位形式”为<text:span text:style-name="T14">01111111 01111111 11111111 11111111（指数位第</text:span><text:span text:style-name="T16">9位为</text:span><text:span text:style-name="T38">’0’</text:span><text:span text:style-name="T14">，因为若为</text:span><text:span text:style-name="T38">’1’</text:span><text:span text:style-name="T14">，则值为</text:span><text:span text:style-name="T38">nan</text:span><text:span text:style-name="T14">）</text:span><text:span text:style-name="T7">,</text:span><text:span text:style-name="T17">对应的值为340,282,346,638,528,859,811,704,183,484,516,925,440（十进制）或<text:line-break/>ffff ff00 0000 0000 0000 0000 0000 0000（十六进制），记为X。若要验证这一结论的正确性，只需取X的上一个机器数Y（事实上，Y为</text:span><text:span text:style-name="T14">01111111 01111111 11111111 1111111</text:span><text:span text:style-name="T17">0），然后写一个float类型的“A+B</text:span><text:span text:style-name="T7">”</text:span><text:span text:style-name="T17">程序，计算X+(X-Y)或者X+(X-Y)*2。若前者为inf，或前者等于X而后者为inf，则X就是上溢值。</text:span></text:p>
      <text:p text:style-name="P18"><text:span text:style-name="T17"><text:tab/>对于下溢值：查资料得知 </text:span><text:span text:style-name="T30">其“位形式”为</text:span><text:span text:style-name="T14">00000000 00000000 00000000 00000001（即指数部分为</text:span><text:span text:style-name="T18">000000000，查资料知此时存储的为非规格化的浮点数），即二进制的2^(-149)——事实上，</text:span><text:span text:style-name="T23">149=126+23——约等于</text:span><text:span text:style-name="T18">十进制的1.40*10^(-45)。验证方法与上溢值类似，记X=1*2^(-149)，Y为其前一个机器数（事实上，Y为</text:span><text:span text:style-name="T14">00000000 00000000 00000000 000000</text:span><text:span text:style-name="T18">10），计算X-(Y-X).若结果为0，则X就是下溢值。</text:span></text:p>
      <text:p text:style-name="P17"><text:tab/>对于double类型，是同理的。</text:p>
      <text:p text:style-name="P15">·3实验过程与结果</text:p>
      <text:p text:style-name="P9"><text:span text:style-name="T11">·</text:span><text:span text:style-name="T27">3</text:span><text:span text:style-name="T11">.</text:span><text:span text:style-name="T27">1</text:span><text:span text:style-name="T11">机器精度</text:span></text:p>
      <text:p text:style-name="P18"><text:tab/>运行<text:span text:style-name="T14">2.2</text:span><text:span text:style-name="T41">中的代码即可得到</text:span><text:span text:style-name="T14">float类型的机器精度，得到</text:span><text:span text:style-name="T18">二进制的</text:span><text:span text:style-name="T19">2^(-2</text:span><text:span text:style-name="T23">4</text:span><text:span text:style-name="T19">)，约等于</text:span><text:span text:style-name="T14">十进制的</text:span><text:span text:style-name="T23">5.96</text:span><text:span text:style-name="T14">*10^(-</text:span><text:span text:style-name="T23">8</text:span><text:span text:style-name="T14">)</text:span><text:span text:style-name="T19">。</text:span></text:p>
      <text:p text:style-name="P18"><text:span text:style-name="T19"><text:tab/>由于运算的速度限制，double类型无法使用float类型的代码进行改动。但是注意到，沿用</text:span><text:span text:style-name="T14">2.2</text:span><text:span text:style-name="T31">中的记号</text:span><text:span text:style-name="T19">[a,b]</text:span><text:span text:style-name="T8">,</text:span><text:span text:style-name="T19">在a=1时相对误差最大，为2^(-2</text:span><text:span text:style-name="T20">4</text:span><text:span text:style-name="T19">)；相对误差随a变大而变小，至b=2时误差为</text:span><text:span text:style-name="T20">2^(-2</text:span><text:span text:style-name="T23">5</text:span><text:span text:style-name="T20">)最小；而a=2时，误差又变回</text:span><text:span text:style-name="T19">2^(-2</text:span><text:span text:style-name="T20">4</text:span><text:span text:style-name="T19">)（这恰好验证了</text:span><text:span text:style-name="T20">2.2中的[*]）</text:span><text:span text:style-name="T19">。因此，我们可以断言double类型的机器精度——即最大相对误差——也在a</text:span><text:span text:style-name="T20">=</text:span><text:span text:style-name="T23">1</text:span><text:span text:style-name="T20">时取到，为二进制下的</text:span><text:span text:style-name="T19">2^(-</text:span><text:span text:style-name="T20">53</text:span><text:span text:style-name="T19">)，约等于</text:span><text:span text:style-name="T20">的</text:span><text:span text:style-name="T39">1.11*10</text:span><text:span text:style-name="T40">(</text:span><text:span text:style-name="T39">-16</text:span><text:span text:style-name="T40">)</text:span><text:span text:style-name="T19">。</text:span></text:p>
      <text:p text:style-name="P10"><text:span text:style-name="T28">·</text:span><text:span text:style-name="T27">3</text:span><text:span text:style-name="T28">.</text:span><text:span text:style-name="T29">2</text:span><text:span text:style-name="T28">上溢值与下溢值</text:span></text:p>
      <text:p text:style-name="P10"><text:span text:style-name="T28"><text:tab/></text:span><text:span text:style-name="T21">实验过程如</text:span><text:span text:style-name="T22">2.3所述，结果表明查询到的资料正确，详见“结论”部分。</text:span></text:p>
      <text:p text:style-name="P11">·<text:span text:style-name="T2">4</text:span>结论</text:p>
      <text:p text:style-name="P13"><text:s text:c="4"/>对于我所使用的计算机，float类型：<text:line-break/>机器精度为<text:span text:style-name="T42">2^(-2</text:span><text:span text:style-name="T49">4</text:span><text:span text:style-name="T42">)，约等于</text:span><text:span text:style-name="T49">5.96</text:span><text:span text:style-name="T43">*10^(-</text:span><text:span text:style-name="T49">8</text:span><text:span text:style-name="T43">)；<text:line-break/></text:span>上溢值为<text:span text:style-name="T44">ffff ff00 0000 0000 0000 0000 0000 0000，约等于</text:span><text:span text:style-name="T46">3.40</text:span><text:span text:style-name="T43">*10^</text:span><text:span text:style-name="T46">38；</text:span><text:span text:style-name="T44"><text:line-break/>下溢值为</text:span><text:span text:style-name="T45">2^(-149)，约等于1.40*10^(-45)。<text:line-break/><text:tab/>double类型：</text:span></text:p>
      <text:p text:style-name="P14"><text:span text:style-name="T45">机器精度为</text:span><text:span text:style-name="T42">2^(-</text:span><text:span text:style-name="T47">53</text:span><text:span text:style-name="T42">)，约等于</text:span><text:span text:style-name="T35">1.11*10</text:span><text:span text:style-name="T37">^</text:span><text:span text:style-name="T36">(</text:span><text:span text:style-name="T35">-16</text:span><text:span text:style-name="T36">)；</text:span><text:span text:style-name="T45"><text:line-break/>上溢值为ffff ffff ffff f800*</text:span><text:span text:style-name="T48">16</text:span><text:span text:style-name="T50">^</text:span><text:span text:style-name="T48">(240)</text:span><text:span text:style-name="T45">，约等于</text:span><text:span text:style-name="T35">1.</text:span><text:span text:style-name="T37">80</text:span><text:span text:style-name="T35">*10</text:span><text:span text:style-name="T37">^308</text:span><text:span text:style-name="T45">；</text:span></text:p>
      <text:p text:style-name="P14"><text:span text:style-name="T44">下溢值为</text:span><text:span text:style-name="T48">2^(-1074)</text:span><text:span text:style-name="T45">，约等于</text:span><text:span text:style-name="T48">4.94*10^(-324)</text:span><text:span text:style-name="T45">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标准" style:font-family-generic="modern" style:font-pitch="fixed"/>
    <style:font-face style:name="宋体" svg:font-family="宋体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Mono1" fo:font-family="'Liberation Mono'" style:font-style-name="标准" style:font-family-generic="modern" style:font-pitch="fixed" fo:font-size="12pt" style:font-name-asian="宋体" style:font-family-asian="宋体" style:font-pitch-asian="variable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5:54:36.646000000</meta:creation-date>
    <dc:date>2023-02-27T12:55:27.316000000</dc:date>
    <meta:editing-duration>PT1H46M12S</meta:editing-duration>
    <meta:editing-cycles>28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6" meta:word-count="1085" meta:character-count="1835" meta:non-whitespace-character-count="1775"/>
  </office:meta>
</office:document-meta>
</file>